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171B469B5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6.7069in" style:page-number="1" table:align="left" style:writing-mode="lr-tb"/>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7132in" fo:margin-left="0in" table:align="left" style:writing-mode="lr-tb"/>
    </style:style>
    <style:style style:name="Table2.A" style:family="table-column">
      <style:table-column-properties style:column-width="3.8681in"/>
    </style:style>
    <style:style style:name="Table2.B" style:family="table-column">
      <style:table-column-properties style:column-width="1.8035in"/>
    </style:style>
    <style:style style:name="Table2.C" style:family="table-column">
      <style:table-column-properties style:column-width="1.0417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7132in" table:align="left" style:writing-mode="lr-tb"/>
    </style:style>
    <style:style style:name="Table3.A" style:family="table-column">
      <style:table-column-properties style:column-width="1.5319in"/>
    </style:style>
    <style:style style:name="Table3.B" style:family="table-column">
      <style:table-column-properties style:column-width="5.1813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4" style:family="table">
      <style:table-properties style:width="6.7132in" table:align="left" style:writing-mode="lr-tb"/>
    </style:style>
    <style:style style:name="Table4.A" style:family="table-column">
      <style:table-column-properties style:column-width="1.5319in"/>
    </style:style>
    <style:style style:name="Table4.B" style:family="table-column">
      <style:table-column-properties style:column-width="5.1813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P1" style:family="paragraph" style:parent-style-name="Conteúdo_20_da_20_tabela">
      <style:paragraph-properties style:snap-to-layout-grid="false"/>
    </style:style>
    <style:style style:name="P2" style:family="paragraph" style:parent-style-name="Conteúdo_20_da_20_tabela">
      <style:text-properties style:font-name="Nimbus Sans L" style:font-name-complex="Nimbus Sans L"/>
    </style:style>
    <style:style style:name="P3" style:family="paragraph" style:parent-style-name="Conteúdo_20_da_20_tabela">
      <style:paragraph-properties style:snap-to-layout-grid="false"/>
      <style:text-properties style:font-name="Nimbus Sans L" style:font-name-complex="Nimbus Sans L"/>
    </style:style>
    <style:style style:name="P4" style:family="paragraph" style:parent-style-name="Conteúdo_20_da_20_tabela">
      <style:paragraph-properties fo:text-align="center" style:justify-single-word="false" style:snap-to-layout-grid="false"/>
      <style:text-properties style:font-name="Nimbus Sans L" style:font-name-complex="Nimbus Sans L"/>
    </style:style>
    <style:style style:name="P5" style:family="paragraph" style:parent-style-name="Conteúdo_20_da_20_tabela">
      <style:text-properties style:font-name="Nimbus Sans L" fo:font-style="italic" style:font-style-asian="italic" style:font-name-complex="Nimbus Sans L" style:font-style-complex="italic"/>
    </style:style>
    <style:style style:name="P6"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P7"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P8" style:family="paragraph" style:parent-style-name="Conteúdo_20_da_20_tabela">
      <style:paragraph-properties style:snap-to-layout-grid="false"/>
      <style:text-properties style:font-name="Nimbus Sans L" fo:font-size="10pt" fo:font-weight="bold" style:font-size-asian="10pt" style:font-weight-asian="bold" style:font-name-complex="Nimbus Sans L" style:font-size-complex="10pt" style:font-weight-complex="bold"/>
    </style:style>
    <style:style style:name="P9" style:family="paragraph" style:parent-style-name="Conteúdo_20_da_20_tabela">
      <style:text-properties style:font-name="Nimbus Sans L" fo:font-size="10pt" fo:font-style="italic" style:font-size-asian="10pt" style:font-style-asian="italic" style:font-name-complex="Nimbus Sans L" style:font-size-complex="10pt" style:font-style-complex="italic"/>
    </style:style>
    <style:style style:name="P10" style:family="paragraph" style:parent-style-name="Conteúdo_20_da_20_tabela">
      <style:paragraph-properties fo:text-align="justify" style:justify-single-word="false"/>
      <style:text-properties style:font-name="Nimbus Sans L" fo:font-size="10pt" fo:font-style="italic" style:font-size-asian="10pt" style:font-style-asian="italic" style:font-name-complex="Nimbus Sans L" style:font-size-complex="10pt" style:font-style-complex="italic"/>
    </style:style>
    <style:style style:name="P11" style:family="paragraph" style:parent-style-name="Conteúdo_20_da_20_tabela">
      <style:paragraph-properties fo:text-align="justify"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2" style:family="paragraph" style:parent-style-name="Conteúdo_20_da_20_tabela">
      <style:paragraph-properties fo:text-align="center" style:justify-single-word="false"/>
      <style:text-properties style:font-name="Nimbus Sans L" fo:font-size="10pt" fo:font-style="italic" style:font-size-asian="10pt" style:font-style-asian="italic" style:font-name-complex="Nimbus Sans L" style:font-size-complex="10pt" style:font-style-complex="italic"/>
    </style:style>
    <style:style style:name="P13" style:family="paragraph" style:parent-style-name="Conteúdo_20_da_20_tabela">
      <style:paragraph-properties fo:text-align="center"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4" style:family="paragraph" style:parent-style-name="Conteúdo_20_da_20_tabela">
      <style:paragraph-properties fo:text-align="center" style:justify-single-word="false" style:snap-to-layout-grid="false"/>
      <style:text-properties fo:font-size="9pt" style:font-size-asian="9pt" style:font-size-complex="9pt"/>
    </style:style>
    <style:style style:name="P15" style:family="paragraph" style:parent-style-name="Conteúdo_20_da_20_tabela">
      <style:paragraph-properties fo:line-height="150%" fo:text-align="justify" style:justify-single-word="false"/>
    </style:style>
    <style:style style:name="P16" style:family="paragraph" style:parent-style-name="Conteúdo_20_da_20_tabela">
      <style:paragraph-properties fo:line-height="150%" fo:text-align="justify" style:justify-single-word="false">
        <style:tab-stops>
          <style:tab-stop style:position="0.75in"/>
        </style:tab-stops>
      </style:paragraph-properties>
    </style:style>
    <style:style style:name="P17" style:family="paragraph" style:parent-style-name="Conteúdo_20_da_20_tabela">
      <style:paragraph-properties fo:line-height="150%" fo:text-align="justify" style:justify-single-word="false"/>
      <style:text-properties style:font-name="Arial" style:font-name-complex="Arial"/>
    </style:style>
    <style:style style:name="P18" style:family="paragraph" style:parent-style-name="Conteúdo_20_da_20_tabela">
      <style:paragraph-properties fo:line-height="150%" fo:text-align="center" style:justify-single-word="false"/>
      <style:text-properties style:font-name="Arial" style:font-name-complex="Arial"/>
    </style:style>
    <style:style style:name="P19" style:family="paragraph" style:parent-style-name="Conteúdo_20_da_20_tabela">
      <style:paragraph-properties fo:line-height="150%"/>
      <style:text-properties style:font-name="Arial" fo:font-weight="bold" style:font-weight-asian="bold" style:font-name-complex="Arial" style:font-weight-complex="bold"/>
    </style:style>
    <style:style style:name="P20" style:family="paragraph" style:parent-style-name="Conteúdo_20_da_20_tabela">
      <style:paragraph-properties fo:line-height="150%" style:snap-to-layout-grid="false"/>
      <style:text-properties style:font-name="Arial" fo:font-weight="bold" style:font-weight-asian="bold" style:font-name-complex="Arial" style:font-weight-complex="bold"/>
    </style:style>
    <style:style style:name="P21" style:family="paragraph" style:parent-style-name="Conteúdo_20_da_20_tabela">
      <style:paragraph-properties fo:line-height="150%" fo:text-align="center" style:justify-single-word="false"/>
      <style:text-properties style:font-name="Arial" fo:font-style="italic" style:font-style-asian="italic" style:font-name-complex="Arial" style:font-style-complex="italic"/>
    </style:style>
    <style:style style:name="P22"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P23" style:family="paragraph" style:parent-style-name="Standard">
      <style:paragraph-properties fo:text-align="center" style:justify-single-word="false"/>
      <style:text-properties style:font-name="Nimbus Sans L" fo:font-size="14pt" fo:font-weight="bold" style:font-size-asian="14pt" style:font-weight-asian="bold" style:font-name-complex="Nimbus Sans L" style:font-size-complex="14pt"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text-autospace="none"/>
    </style:style>
    <style:style style:name="P26" style:family="paragraph" style:parent-style-name="Standard">
      <style:paragraph-properties fo:line-height="150%" style:text-autospace="none"/>
      <style:text-properties style:font-name="ArialMT" fo:font-size="9.5pt" style:font-name-asian="ArialMT" style:font-size-asian="9.5pt" style:font-name-complex="ArialMT" style:font-size-complex="9.5pt"/>
    </style:style>
    <style:style style:name="P27" style:family="paragraph" style:parent-style-name="Standard">
      <style:text-properties style:font-name="Arial"/>
    </style:style>
    <style:style style:name="P28" style:family="paragraph" style:parent-style-name="Standard">
      <style:paragraph-properties fo:line-height="150%" fo:text-align="justify" style:justify-single-word="false" style:snap-to-layout-grid="false"/>
      <style:text-properties style:font-name="Arial" style:font-name-complex="Arial"/>
    </style:style>
    <style:style style:name="P29"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30" style:family="paragraph" style:parent-style-name="Standard">
      <style:paragraph-properties fo:line-height="150%" style:text-autospace="none" style:snap-to-layout-grid="false"/>
      <style:text-properties style:font-name="Arial" style:font-name-asian="ArialMT" style:font-name-complex="Arial"/>
    </style:style>
    <style:style style:name="P31" style:family="paragraph" style:parent-style-name="Standard">
      <style:paragraph-properties fo:line-height="150%" fo:text-align="justify" style:justify-single-word="false" style:snap-to-layout-grid="false"/>
      <style:text-properties style:font-name="Arial" style:font-name-asian="Arial-BoldMT" style:font-name-complex="Arial"/>
    </style:style>
    <style:style style:name="P32" style:family="paragraph" style:parent-style-name="Standard">
      <style:paragraph-properties fo:line-height="150%" fo:text-align="justify" style:justify-single-word="false" style:text-autospace="none"/>
      <style:text-properties style:font-name-asian="ArialMT"/>
    </style:style>
    <style:style style:name="P33" style:family="paragraph" style:parent-style-name="Text_20_body">
      <style:paragraph-properties fo:margin-left="0in" fo:margin-right="0in" fo:text-indent="0in" style:auto-text-indent="false">
        <style:tab-stops>
          <style:tab-stop style:position="0.8972in"/>
        </style:tab-stops>
      </style:paragraph-properties>
    </style:style>
    <style:style style:name="P34" style:family="paragraph" style:parent-style-name="Text_20_body">
      <style:paragraph-properties fo:margin-left="0in" fo:margin-right="0in" fo:text-indent="0in" style:auto-text-indent="false">
        <style:tab-stops>
          <style:tab-stop style:position="0.8972in"/>
        </style:tab-stops>
      </style:paragraph-properties>
      <style:text-properties style:font-name="Arial" style:font-name-complex="Arial"/>
    </style:style>
    <style:style style:name="P35" style:family="paragraph" style:parent-style-name="Text_20_body">
      <style:paragraph-properties fo:margin-left="0.9146in" fo:margin-right="0in" fo:text-indent="0.3126in" style:auto-text-indent="false">
        <style:tab-stops>
          <style:tab-stop style:position="0.8909in"/>
        </style:tab-stops>
      </style:paragraph-properties>
    </style:style>
    <style:style style:name="P36"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style:font-name-complex="Arial"/>
    </style:style>
    <style:style style:name="P37"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fo:font-style="italic" style:font-style-asian="italic" style:font-name-complex="Arial" style:font-style-complex="italic"/>
    </style:style>
    <style:style style:name="P38" style:family="paragraph" style:parent-style-name="Text_20_body">
      <style:paragraph-properties fo:margin-left="0.9146in" fo:margin-right="0in" fo:text-indent="0.3126in" style:auto-text-indent="false">
        <style:tab-stops>
          <style:tab-stop style:position="0.8909in"/>
        </style:tab-stops>
      </style:paragraph-properties>
      <style:text-properties fo:font-style="italic" style:font-style-asian="italic" style:font-style-complex="italic"/>
    </style:style>
    <style:style style:name="P39" style:family="paragraph" style:parent-style-name="Conteúdo_20_da_20_tabela">
      <style:paragraph-properties fo:margin-left="-0.0071in" fo:margin-right="0in" fo:line-height="150%" fo:text-align="center" style:justify-single-word="false" fo:text-indent="0.0071in" style:auto-text-indent="false">
        <style:tab-stops>
          <style:tab-stop style:position="0.8972in"/>
        </style:tab-stops>
      </style:paragraph-properties>
      <style:text-properties style:font-name="Nimbus Sans L" fo:font-size="16pt" fo:font-style="italic" fo:font-weight="bold" style:font-size-asian="16pt" style:font-style-asian="italic" style:font-weight-asian="bold" style:font-name-complex="Nimbus Sans L" style:font-size-complex="16pt" style:font-style-complex="italic" style:font-weight-complex="bold"/>
    </style:style>
    <style:style style:name="P40"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P41" style:family="paragraph" style:parent-style-name="Título_20_do_20_Conteúdo">
      <style:paragraph-properties fo:line-height="150%"/>
      <style:text-properties style:font-name="Arial" style:font-name-complex="Arial"/>
    </style:style>
    <style:style style:name="P42" style:family="paragraph" style:parent-style-name="Contents_20_2">
      <style:paragraph-properties fo:line-height="150%">
        <style:tab-stops>
          <style:tab-stop style:position="6.5626in" style:type="right" style:leader-style="dotted" style:leader-text="."/>
          <style:tab-stop style:position="6.6925in" style:type="right" style:leader-style="dotted" style:leader-text="."/>
        </style:tab-stops>
      </style:paragraph-properties>
      <style:text-properties style:font-name="Arial"/>
    </style:style>
    <style:style style:name="P43" style:family="paragraph" style:parent-style-name="Contents_20_1">
      <style:paragraph-properties fo:line-height="150%">
        <style:tab-stops>
          <style:tab-stop style:position="6.5626in" style:type="right" style:leader-style="dotted" style:leader-text="."/>
          <style:tab-stop style:position="6.6925in" style:type="right" style:leader-style="dotted" style:leader-text="."/>
        </style:tab-stops>
      </style:paragraph-properties>
    </style:style>
    <style:style style:name="P44" style:family="paragraph" style:parent-style-name="Conteúdo_20_de_20_tabela">
      <style:paragraph-properties fo:line-height="150%" fo:text-align="justify" style:justify-single-word="false" style:snap-to-layout-grid="false"/>
      <style:text-properties style:font-name="Arial" style:font-name-complex="Arial"/>
    </style:style>
    <style:style style:name="P45" style:family="paragraph" style:parent-style-name="Conteúdo_20_de_20_tabela">
      <style:paragraph-properties fo:line-height="150%" fo:text-align="justify" style:justify-single-word="false" style:text-autospace="none" style:snap-to-layout-grid="false"/>
      <style:text-properties style:font-name="Arial" style:font-name-asian="ArialMT" style:font-name-complex="Arial"/>
    </style:style>
    <style:style style:name="P46" style:family="paragraph" style:parent-style-name="Footnote">
      <style:text-properties style:font-name="Arial"/>
    </style:style>
    <style:style style:name="P47" style:family="paragraph" style:parent-style-name="Standard" style:master-page-name="Convert_20_1">
      <style:paragraph-properties style:page-number="auto"/>
    </style:style>
    <style:style style:name="P48" style:family="paragraph" style:parent-style-name="Standard">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49" style:family="paragraph" style:parent-style-name="Standard" style:list-style-name="WW8Num4">
      <style:paragraph-properties fo:line-height="150%" fo:text-align="justify" style:justify-single-word="false" style:text-autospace="none"/>
      <style:text-properties style:font-name="Arial" style:font-name-asian="ArialMT" style:font-name-complex="Arial"/>
    </style:style>
    <style:style style:name="P50" style:family="paragraph" style:parent-style-name="Standard" style:list-style-name="WW8Num5">
      <style:paragraph-properties fo:line-height="150%" fo:text-align="justify" style:justify-single-word="false" style:text-autospace="none"/>
      <style:text-properties style:font-name="Arial" style:font-name-asian="ArialMT" style:font-name-complex="Arial"/>
    </style:style>
    <style:style style:name="P51" style:family="paragraph" style:parent-style-name="Standard" style:list-style-name="WW8Num6">
      <style:paragraph-properties fo:line-height="150%" fo:text-align="justify" style:justify-single-word="false" style:text-autospace="none"/>
      <style:text-properties style:font-name="Arial" style:font-name-asian="ArialMT" style:font-name-complex="Arial"/>
    </style:style>
    <style:style style:name="P52" style:family="paragraph" style:parent-style-name="Conteúdo_20_da_20_tabela" style:list-style-name="WW8Num3">
      <style:paragraph-properties fo:line-height="150%" fo:text-align="justify" style:justify-single-word="false">
        <style:tab-stops>
          <style:tab-stop style:position="0.75in"/>
        </style:tab-stops>
      </style:paragraph-properties>
      <style:text-properties style:font-name="Nimbus Sans L" fo:font-style="italic" style:font-style-asian="italic" style:font-name-complex="Nimbus Sans L" style:font-style-complex="italic"/>
    </style:style>
    <style:style style:name="P53" style:family="paragraph" style:parent-style-name="Conteúdo_20_da_20_tabela" style:list-style-name="WW8Num7">
      <style:paragraph-properties fo:line-height="150%" fo:text-align="justify" style:justify-single-word="false"/>
      <style:text-properties fo:color="#000000" style:font-name="Arial" style:font-name-complex="Arial"/>
    </style:style>
    <style:style style:name="P54" style:family="paragraph" style:parent-style-name="Heading_20_1">
      <style:paragraph-properties>
        <style:tab-stops>
          <style:tab-stop style:position="0.8972in"/>
        </style:tab-stops>
      </style:paragraph-properties>
    </style:style>
    <style:style style:name="P55" style:family="paragraph" style:parent-style-name="Heading_20_1">
      <style:paragraph-properties>
        <style:tab-stops>
          <style:tab-stop style:position="0in"/>
        </style:tab-stops>
      </style:paragraph-properties>
    </style:style>
    <style:style style:name="P56" style:family="paragraph" style:parent-style-name="Heading_20_1">
      <style:paragraph-properties>
        <style:tab-stops>
          <style:tab-stop style:position="0.8972in"/>
        </style:tab-stops>
      </style:paragraph-properties>
      <style:text-properties style:font-name="Arial" style:font-name-complex="Arial"/>
    </style:style>
    <style:style style:name="P57" style:family="paragraph" style:parent-style-name="Text_20_body" style:list-style-name="WW8Num8">
      <style:paragraph-properties fo:margin-left="0in" fo:margin-right="0in" fo:text-indent="0.5598in" style:auto-text-indent="false">
        <style:tab-stops>
          <style:tab-stop style:position="0.8972in"/>
        </style:tab-stops>
      </style:paragraph-properties>
      <style:text-properties style:font-name="Arial" style:font-name-complex="Arial"/>
    </style:style>
    <style:style style:name="P58" style:family="paragraph" style:parent-style-name="Text_20_body" style:list-style-name="WW8Num9">
      <style:paragraph-properties fo:margin-left="0.9028in" fo:margin-right="0in" fo:text-indent="-0.25in" style:auto-text-indent="false">
        <style:tab-stops>
          <style:tab-stop style:position="0.8972in"/>
        </style:tab-stops>
      </style:paragraph-properties>
      <style:text-properties style:font-name="Arial" style:font-name-complex="Arial"/>
    </style:style>
    <style:style style:name="P59" style:family="paragraph" style:parent-style-name="Text_20_body" style:list-style-name="WW8Num9">
      <style:paragraph-properties fo:margin-left="0.9028in" fo:margin-right="0in" fo:text-indent="-0.25in" style:auto-text-indent="false">
        <style:tab-stops>
          <style:tab-stop style:position="0.8972in"/>
        </style:tab-stops>
      </style:paragraph-properties>
    </style:style>
    <style:style style:name="P60" style:family="paragraph" style:parent-style-name="Text_20_body" style:list-style-name="WW8Num9">
      <style:paragraph-properties fo:margin-left="0.9492in" fo:margin-right="0in" fo:orphans="0" fo:widows="0" fo:hyphenation-ladder-count="no-limit" fo:text-indent="-0.25in" style:auto-text-indent="false" style:writing-mode="lr-tb">
        <style:tab-stops>
          <style:tab-stop style:position="0.8909in"/>
        </style:tab-stops>
      </style:paragraph-properties>
      <style:text-properties style:font-name="Arial" fo:font-style="italic" style:font-style-asian="italic" style:font-name-complex="Arial" style:font-style-complex="italic" fo:hyphenate="false" fo:hyphenation-remain-char-count="2" fo:hyphenation-push-char-count="2"/>
    </style:style>
    <style:style style:name="P61"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fo:font-style="italic" style:font-style-asian="italic" style:font-name-complex="Arial"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style:font-name-asian="Nimbus Sans L"/>
    </style:style>
    <style:style style:name="T5" style:family="text">
      <style:text-properties style:font-name="Arial"/>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MT" style:font-style-asian="italic" style:font-name-complex="Arial" style:font-style-complex="italic"/>
    </style:style>
    <style:style style:name="T9" style:family="text">
      <style:text-properties style:font-name="Arial" style:font-name-asian="ArialMT" style:font-name-complex="Arial"/>
    </style:style>
    <style:style style:name="T10" style:family="text">
      <style:text-properties style:font-name="Times New Roman" fo:font-size="11pt" style:font-name-asian="Times New Roman" style:font-size-asian="11pt" style:font-name-complex="Times New Roman" style:font-size-complex="11pt"/>
    </style:style>
    <style:style style:name="T11" style:family="text">
      <style:text-properties style:font-name="Times New Roman" style:font-name-complex="Times New Roman"/>
    </style:style>
    <style:style style:name="T12" style:family="text">
      <style:text-properties style:font-name-asian="Arial"/>
    </style:style>
    <style:style style:name="T13" style:family="text">
      <style:text-properties style:font-name-asian="Arial-BoldMT"/>
    </style:style>
    <style:style style:name="T14" style:family="text">
      <style:text-properties fo:language="en" fo:country="US"/>
    </style:style>
    <style:style style:name="T15" style:family="text">
      <style:text-properties fo:language="en" fo:country="US" style:font-name-asian="Nimbus Sans L"/>
    </style:style>
    <style:style style:name="T16"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8">Nome do Projeto</text:p>
            <text:p text:style-name="P9">Mapeamento de Ambientes com o robô Bellator.</text:p>
          </table:table-cell>
          <table:table-cell table:style-name="Table1.A1" office:value-type="string">
            <text:p text:style-name="P8">Código do Projeto</text:p>
            <text:p text:style-name="P10">MAPA</text:p>
          </table:table-cell>
          <table:table-cell table:style-name="Table1.A1" office:value-type="string">
            <text:p text:style-name="P8">Preparado por</text:p>
            <text:p text:style-name="P10">Luis Guilherme Machado Camargo;</text:p>
            <text:p text:style-name="P10">Pedro Borba;</text:p>
            <text:p text:style-name="P10">Ricardo Farah;</text:p>
            <text:p text:style-name="P10">Stefan Campana Fuchs;</text:p>
            <text:p text:style-name="P10">Telmo Friesen.</text:p>
            <text:p text:style-name="P10"/>
          </table:table-cell>
          <table:table-cell table:style-name="Table1.D1" office:value-type="string">
            <text:p text:style-name="P11"/>
            <text:p text:style-name="P4">Versão No<text:span text:style-name="T3"> </text:span></text:p>
            <text:p text:style-name="P13">1.5</text:p>
          </table:table-cell>
        </table:table-row>
        <table:table-row table:style-name="Table1.1">
          <table:table-cell table:style-name="Table1.A2" office:value-type="string">
            <text:p text:style-name="P8">Clientes</text:p>
            <text:p text:style-name="P10">João A. Fabro</text:p>
            <text:p text:style-name="P10">Heitor S. Lopes</text:p>
          </table:table-cell>
          <table:table-cell table:style-name="Table1.A2" office:value-type="string">
            <text:p text:style-name="P8">Contato</text:p>
            <text:p text:style-name="P11">Luis Guilherme Machado Camargo</text:p>
          </table:table-cell>
          <table:table-cell table:style-name="Table1.A2" office:value-type="string">
            <text:p text:style-name="P8">Telefone de Contato</text:p>
            <text:p text:style-name="P11">41 3521 0782</text:p>
            <text:p text:style-name="P11">41 8853 5768</text:p>
          </table:table-cell>
          <table:table-cell table:style-name="Table1.D2" office:value-type="string">
            <text:p text:style-name="P8">Data de Preenchimento</text:p>
            <text:p text:style-name="P10">17/12/201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Project Charter</text:p>
      <text:p text:style-name="P12">Mapeamento de Ambientes com o robô Bellator </text:p>
      <text:p text:style-name="P47"/>
      <text:p text:style-name="Standard"/>
      <text:p text:style-name="P27"/>
      <text:p text:style-name="P27"/>
      <text:p text:style-name="P27"/>
      <text:section text:style-name="Sect1" text:name="Section1">
        <text:p text:style-name="P41">Sumário</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Titulo"/>
            <text:index-source-style text:style-name="Titulo"/>
          </text:index-source-styles>
          <text:index-source-styles text:outline-level="2">
            <text:index-source-style text:style-name="Heading_20_1"/>
          </text:index-source-styles>
          <text:index-source-styles text:outline-level="3">
            <text:index-source-style text:style-name="Heading_20_3"/>
          </text:index-source-styles>
        </text:table-of-content-source>
        <text:index-body>
          <text:p text:style-name="P43"><text:a xlink:type="simple" xlink:href="#__RefHeading__56_1767327098" text:style-name="Index_20_Link" text:visited-style-name="Index_20_Link"><text:span text:style-name="T5"><text:s text:c="2"/>1 <text:s/>Declaração do Escopo em Alto Nível <text:tab/>3</text:span></text:a></text:p>
          <text:p text:style-name="P43"><text:a xlink:type="simple" xlink:href="#__RefHeading__58_1767327098" text:style-name="Index_20_Link" text:visited-style-name="Index_20_Link"><text:span text:style-name="T5"><text:s text:c="2"/>2 <text:s/>Especificação de Objetivos/Metas<text:tab/>4</text:span></text:a></text:p>
          <text:p text:style-name="P43"><text:a xlink:type="simple" xlink:href="#__RefHeading__60_1767327098" text:style-name="Index_20_Link" text:visited-style-name="Index_20_Link"><text:span text:style-name="T5"><text:s text:c="2"/>3 <text:s/>Premissas e restrições<text:tab/>5</text:span></text:a></text:p>
          <text:p text:style-name="P43"><text:a xlink:type="simple" xlink:href="#__RefHeading__62_1767327098" text:style-name="Index_20_Link" text:visited-style-name="Index_20_Link"><text:span text:style-name="T5"><text:s text:c="2"/>4 <text:s/>Designação do Gerente e da Equipe<text:tab/>6</text:span></text:a></text:p>
          <text:p text:style-name="P43"><text:a xlink:type="simple" xlink:href="#__RefHeading__64_1767327098" text:style-name="Index_20_Link" text:visited-style-name="Index_20_Link"><text:span text:style-name="T5"><text:s text:c="2"/>5 <text:s/>Estimativa da Duração do Projeto<text:tab/>6</text:span></text:a></text:p>
          <text:p text:style-name="P43"><text:a xlink:type="simple" xlink:href="#__RefHeading__66_1767327098" text:style-name="Index_20_Link" text:visited-style-name="Index_20_Link"><text:span text:style-name="T5"><text:s text:c="2"/>6 <text:s/>Estimativa do custo do Projeto<text:tab/>8</text:span></text:a></text:p>
          <text:p text:style-name="P43"><text:a xlink:type="simple" xlink:href="#__RefHeading__68_1767327098" text:style-name="Index_20_Link" text:visited-style-name="Index_20_Link"><text:span text:style-name="T5"><text:s text:c="2"/>7 <text:s/>RISCOS<text:tab/>9</text:span></text:a></text:p>
          <text:p text:style-name="P43"><text:a xlink:type="simple" xlink:href="#__RefHeading__70_1767327098" text:style-name="Index_20_Link" text:visited-style-name="Index_20_Link"><text:span text:style-name="T5"><text:s text:c="2"/>8 <text:s/>Responsabilidades e Autoridade do Gerente<text:tab/>11</text:span></text:a></text:p>
          <text:p text:style-name="P43"><text:a xlink:type="simple" xlink:href="#__RefHeading__72_1767327098" text:style-name="Index_20_Link" text:visited-style-name="Index_20_Link"><text:span text:style-name="T5"><text:s text:c="2"/>9 <text:s/>Sponsor do Projeto<text:tab/>12</text:span></text:a></text:p>
        </text:index-body>
      </text:table-of-content>
      <text:section text:style-name="Sect1" text:name="Section3">
        <text:p text:style-name="P42"/>
      </text:section>
      <text:section text:style-name="Sect3" text:name="Section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9"><text:bookmark-start text:name="__RefHeading__1_399699920"/><text:soft-page-break/>Mapeamento de Ambientes com o robô Bellator<text:bookmark-end text:name="__RefHeading__1_399699920"/></text:p>
        <text:h text:style-name="P54" text:outline-level="1"><text:bookmark-start text:name="__RefHeading__56_1767327098"/><text:bookmark-start text:name="__RefHeading__47_875181747"/><text:bookmark-start text:name="__RefHeading__29_259584790"/><text:bookmark-start text:name="__RefHeading__11_1603924330"/><text:bookmark-start text:name="__RefHeading__3_399699920"/><text:bookmark-start text:name="__RefHeading__20_1548163396"/><text:bookmark-start text:name="__RefHeading__38_312990477"/><text:span text:style-name="T4"><text:s/></text:span>Declaração do Escopo em Alto Nível <text:bookmark-end text:name="__RefHeading__56_1767327098"/><text:bookmark-end text:name="__RefHeading__47_875181747"/><text:bookmark-end text:name="__RefHeading__29_259584790"/><text:bookmark-end text:name="__RefHeading__11_1603924330"/><text:bookmark-end text:name="__RefHeading__3_399699920"/><text:bookmark-end text:name="__RefHeading__20_1548163396"/><text:bookmark-end text:name="__RefHeading__38_312990477"/></text:h>
        <text:p text:style-name="P26"/>
        <text:p text:style-name="P25"><text:tab/><text:span text:style-name="T6">O projeto apresentado neste documento trata-se d</text:span><text:span text:style-name="T9">o “</text:span><text:span text:style-name="T8">Mapeamento de Ambientes com o robô Bellator</text:span><text:span text:style-name="T9">” e é uma extensão do projeto “Bellator”. Ele teve sua última alteração em 2012 quando foi utilizado por Alexandre Jacques Marin, Júlio Cesar Nardelli Borges e Yuri Antin Wergrzn como plataforma de experimentos para o projeto final de conclusão de curso. O projeto para a disciplina de Oficina de Integração 3 será desenvolvido com base nesse robô. Na versão atual dele, está presente um conjunto de circuitos (com um microcontrolador) que gerencia as operações de baixo nível. Além disso, está presente um PC embarcado (executando o sistema Linux), que efetua as operações de alto nível.</text:span></text:p>
        <text:p text:style-name="P29"><text:tab/>A equipe deste projeto propõe modificar o robô Bellator para efetuar o mapeamento 2D de ambientes controlados como, por exemplo, labirintos construídos para fins de teste do robô. Posteriormente, em trabalhos futuros, ajustes finos poderão ser feitos para o uso em ambientes diversos, como escritórios, salas e quartos.</text:p>
        <text:p text:style-name="P29"><text:span text:style-name="T16"><text:tab/>Na versão atual do Bellator, estão sendo utilizadas duas placas de circuito impresso – uma integrada com o microcontrolador e uma para a interface com os sensores – ambas ligadas por cabos entre si. Ao invés de produzir uma terceira placa para sensores adicionais (aspecto explicado mais à frente), o que aumentaria a quantidade de cabos, propõe-se desenvolver uma nova placa que realize a função de interface com todos os sensores e que seja acoplada ao microcontroldador. Este microcontrolador pode ser usado diretamente na forma encapsulada de circuito integrado (soldado diretamente na nova placa), ou integrado a um </text:span><text:span text:style-name="T2">kit </text:span><text:span text:style-name="T16">de desenvolvimento</text:span><text:span text:style-name="T2"> </text:span><text:span text:style-name="T16">(acoplado como </text:span><text:span text:style-name="T2">shield</text:span><text:span text:style-name="T16"> na nova placa).</text:span></text:p>
        <text:p text:style-name="P29"><text:span text:style-name="T16"><text:tab/>O sistema embarcado do robô será a placa de interface de sensores acoplada com o microcontrolador. Esse sistema realizará as funções de baixo nível, ou </text:span><text:soft-page-break/><text:span text:style-name="T16">seja, leitura de sensores e controle do PWM dos motores. A estação base será um computador, provido de um </text:span><text:span text:style-name="T2">software </text:span><text:span text:style-name="T16">que efetua comunicação bidirecional com o robô. A estação será capaz de enviar comandos de movimentação (especificados manualmente pelo teclado) a ele, além de receber imagens da câmera e leituras dos sensores. No </text:span><text:span text:style-name="T2">software</text:span><text:span text:style-name="T16">, a partir das leituras dos sensores, será produzido um mapa em 2D simplificado do ambiente, com os obstáculos que forem detectados à medida que o robô andar, além do caminho estimado percorrido por ele. Protocolos de comunicação serão utilizados entre: circuito de baixo nível e o PC embarcado (através de porta serial), e entre PC embarcado e estação base (através de conexão WI-FI). A conexão entre a estação base e o robô deve ter um alcance de até 20 metros, e para isso a tecnologia WI-FI mostra-se adequada.</text:span></text:p>
        <text:p text:style-name="P29"><text:span text:style-name="T16"><text:tab/>Um aspecto importante a ser notado é a exatidão e confiabilidade das medições de velocidade. No robô atual tem-se dois </text:span><text:span text:style-name="T2">encoders</text:span><text:span text:style-name="T16">, um para cada roda – a partir dos quais pode ser medida a velocidade e distância percorrida. Há certas desvantagens em utilizar essa abordagem, que são principalmente as questões de exatidão. Por exemplo, caso alguma roda escorregue, gire em falso ou sofra trepidações, as medições podem ser comprometidas – gerando distorções no mapa 2D. Por isso, propôe-se instalar novos sensores (acelerômetro e giroscópio) para adicionar maior confiabilidade nas medições do sistema – tendo em vista que esses sensores mensurarão o movimento real do robô e não somente o giro das rodas. Dessa forma, pode-se ter maior garantia de exatidão nos mapas gerados, levando-se em conta que a velocidade e posição do robô poderão ser melhor determinados. Especialmente em trabalhos futuros, se o robô for utilizado em ambientes acidentados ou em condições não ideais de terreno, esses sensores podem ser de grande valia – uma vez que nesses ambientes há maior chance da as rodas escorregarem, girarem em falso ou trepidarem.</text:span></text:p>
        <text:p text:style-name="P48"/>
        <text:h text:style-name="P55" text:outline-level="1"><text:bookmark-start text:name="__RefHeading__58_1767327098"/><text:bookmark-start text:name="__RefHeading__49_875181747"/><text:bookmark-start text:name="__RefHeading__31_259584790"/><text:bookmark-start text:name="__RefHeading__13_1603924330"/><text:bookmark-start text:name="__RefHeading__5_399699920"/><text:bookmark-start text:name="__RefHeading__22_1548163396"/><text:bookmark-start text:name="__RefHeading__40_312990477"/><text:soft-page-break/><text:span text:style-name="T4"><text:s/></text:span>Especificação de Objetivos/Metas<text:bookmark-end text:name="__RefHeading__58_1767327098"/><text:bookmark-end text:name="__RefHeading__49_875181747"/><text:bookmark-end text:name="__RefHeading__31_259584790"/><text:bookmark-end text:name="__RefHeading__13_1603924330"/><text:bookmark-end text:name="__RefHeading__5_399699920"/><text:bookmark-end text:name="__RefHeading__22_1548163396"/><text:bookmark-end text:name="__RefHeading__40_312990477"/></text:h>
        <text:p text:style-name="P25"><text:tab/><text:span text:style-name="T9">OBJETIVOS</text:span><text:span text:style-name="T6">:</text:span></text:p>
        <text:list xml:id="list760101049" text:style-name="WW8Num4">
          <text:list-item>
            <text:list>
              <text:list-item>
                <text:p text:style-name="P49">Inserir uma câmera no robô, de modo que imagens do ambiente possam ser transmitidas à estação base.</text:p>
              </text:list-item>
              <text:list-item>
                <text:p text:style-name="P49">Implementar um <text:span text:style-name="T2">software para </text:span>comunicação de uma estação base (computador) com o robô, de forma que ela possa enviar comandos de movimentação – especificados manualmente pelo teclado – ao robô, além de receber imagens da câmera e leituras dos sensores.</text:p>
              </text:list-item>
              <text:list-item>
                <text:p text:style-name="P49">O meio de comunicação entre a estação base e o robô deverá ter alcance máximo de 20 m (se não houverem paredes ou obstáculos entre a estação base e o robô). Para isso a tecnologia WI-FI mostra-se adequada e, portanto, ela será utilizada.</text:p>
              </text:list-item>
              <text:list-item>
                <text:p text:style-name="P49">Implementar, no <text:span text:style-name="T2">software</text:span> utilizado na estação base, a geração de uma mapa em 2D com o caminho estimado percorrido pelo robô e os obstáculos detectados pelo mesmo. Os obstáculos serão representados a partir dos pontos em que houve detecção pelos sensores.</text:p>
              </text:list-item>
              <text:list-item>
                <text:p text:style-name="P49">Instalar novos sensores (acelerômetro e giroscópio) para efetuar as medições de velocidade e posicionamento do robô com maior exatidão do que pode ser feito atualmente com os <text:span text:style-name="T2">encoders</text:span>.</text:p>
              </text:list-item>
              <text:list-item>
                <text:p text:style-name="P49">Desenvolver uma placa que realize a função de interface com os sensores e que seja acoplada ao microcontroldador. Este microcontrolador pode ser usado diretamente na forma encapsulada de circuito integrado, sendo soldado diretamente na nova placa, ou integrado a um <text:span text:style-name="T2">kit </text:span><text:span text:style-name="T16">de desenvolvimento</text:span><text:span text:style-name="T2"> </text:span><text:span text:style-name="T16">(acoplado como </text:span><text:span text:style-name="T2">shield</text:span><text:span text:style-name="T2"><text:note text:id="ftn1" text:note-class="footnote"><text:note-citation>1</text:note-citation><text:note-body><text:p text:style-name="P46">Formato em que uma placa de circuito impresso é encaixada em cima da outra, e as conexões elétricas são feitas por conectores fixos presentes em ambas.</text:p></text:note-body></text:note></text:span><text:span text:style-name="T16"> na nova placa).</text:span></text:p>
              </text:list-item>
            </text:list>
          </text:list-item>
        </text:list>
        <text:p text:style-name="P29"/>
        <text:p text:style-name="P29"/>
        <text:p text:style-name="P29"><text:soft-page-break/><text:tab/>METAS:</text:p>
        <text:list xml:id="list1220429491" text:continue-numbering="true" text:style-name="WW8Num4">
          <text:list-item>
            <text:list>
              <text:list-item>
                <text:p text:style-name="P49">Concluir o trabalho com um prazo máximo de até 10 semanas. Incluindo planejamento, desenvolvimento, teste e documentação. </text:p>
              </text:list-item>
              <text:list-item>
                <text:p text:style-name="P49">Não ultrapassar o orçamento inicial e o orçamento limite, detalhados posteriormente.</text:p>
              </text:list-item>
              <text:list-item>
                <text:p text:style-name="P49">Desenvolver e manter um cronograma para que todos os integrantes da equipe tenham a possibilidade de trabalhar com o projeto sem causar prejuízos às outras matérias do curso.</text:p>
              </text:list-item>
            </text:list>
          </text:list-item>
        </text:list>
        <text:h text:style-name="P54" text:outline-level="1"><text:bookmark-start text:name="__RefHeading__60_1767327098"/><text:bookmark-start text:name="__RefHeading__42_312990477"/><text:bookmark-start text:name="__RefHeading__24_1548163396"/><text:bookmark-start text:name="__RefHeading__33_259584790"/><text:bookmark-start text:name="__RefHeading__15_1603924330"/><text:bookmark-start text:name="__RefHeading__7_399699920"/><text:bookmark-start text:name="__RefHeading__51_875181747"/><text:span text:style-name="T10"><text:s/></text:span><text:span text:style-name="T6">Premissas e restrições</text:span><text:bookmark-end text:name="__RefHeading__60_1767327098"/><text:bookmark-end text:name="__RefHeading__42_312990477"/><text:bookmark-end text:name="__RefHeading__24_1548163396"/><text:bookmark-end text:name="__RefHeading__33_259584790"/><text:bookmark-end text:name="__RefHeading__15_1603924330"/><text:bookmark-end text:name="__RefHeading__7_399699920"/><text:bookmark-end text:name="__RefHeading__51_875181747"/></text:h>
        <text:p text:style-name="P32"><text:span text:style-name="T11"><text:tab/></text:span><text:span text:style-name="T6">PREMISSAS:</text:span></text:p>
        <text:list xml:id="list1214751669" text:style-name="WW8Num5">
          <text:list-item>
            <text:list>
              <text:list-item>
                <text:p text:style-name="P50">Por ser utilizado o robô Bellator que já provém de trabalhos anteriores, infere-se que não haverá necessidade de haver gastos de tempo com consertos de equipamentos defeituosos ou correções de <text:span text:style-name="T2">bugs</text:span> no código fonte. Parte-se do pressuposto que o robô funciona de acordo com o que foi exposto nos relatórios anteriores.</text:p>
              </text:list-item>
              <text:list-item>
                <text:p text:style-name="P50">O robô é capaz de detectar obstáculos (paredes e objetos fixos de tamanho considerável que sejam maiores que ele) através dos sensores. A distância mínima para detecção é de 20cm e a máxima de 150cm.</text:p>
              </text:list-item>
              <text:list-item>
                <text:p text:style-name="P50">O robô é capaz de locomover-se em terrenos planos, não acidentados e em condições não severas.</text:p>
              </text:list-item>
              <text:list-item>
                <text:p text:style-name="P50">Pressupõe-se que o robô será disponibilizado para a equipe sem custos.</text:p>
              </text:list-item>
              <text:list-item>
                <text:p text:style-name="P50">Podem ser utilizados os equipamentos e componentes diversos que já estejam disponíveis, com o objetivo de redução de custos.</text:p>
              </text:list-item>
            </text:list>
          </text:list-item>
        </text:list>
        <text:p text:style-name="P29"/>
        <text:p text:style-name="P29"/>
        <text:p text:style-name="P29"/>
        <text:p text:style-name="P29"/>
        <text:p text:style-name="P29"><text:soft-page-break/><text:tab/>RESTRIÇÕES:</text:p>
        <text:list xml:id="list1921357690" text:style-name="WW8Num6">
          <text:list-item>
            <text:list>
              <text:list-item>
                <text:p text:style-name="P51">O tempo disponível para a equipe é limitado, portanto muita atenção será dada às fases de planejamento e testes iniciais de modo a evitar imprevistos.</text:p>
              </text:list-item>
              <text:list-item>
                <text:p text:style-name="P51">A equipe deverá seguir um calendário previamente estabelecido, tendo o objetivo de evitar atrasos.</text:p>
              </text:list-item>
              <text:list-item>
                <text:p text:style-name="P51">O robô não será capaz de se locomover em terrenos acidentados, em escadas e similares.</text:p>
              </text:list-item>
              <text:list-item>
                <text:p text:style-name="P51">O robô não transportará cargas.</text:p>
              </text:list-item>
              <text:list-item>
                <text:p text:style-name="P51">O robô e a estação base não executarão algoritmos de roteamento ou mapeamento autônomo de ambientes. O controle de movimentação deve ser feito por uma pessoa junto à estação base.</text:p>
              </text:list-item>
              <text:list-item>
                <text:p text:style-name="P51">O robô e a estação base não serão capazes de efetuar mapeamento 3D.</text:p>
              </text:list-item>
              <text:list-item>
                <text:p text:style-name="P51">O robô e a estação base não irão armazenar automaticamente fotos ou vídeos dos ambientes explorados.</text:p>
              </text:list-item>
              <text:list-item>
                <text:p text:style-name="P51">O robô e o ponto de acesso WI-FI da estação base devem estar a uma distância máxima de 20 metros um do outro (supondo que não hajam paredes ou obstáculos). Caso contrário, não haverá garantias de que a comunicação entre a estação base e o robô seja funcional.</text:p>
              </text:list-item>
              <text:list-item>
                <text:p text:style-name="P51">Não serão usadas imagens do ambiente para a geração dos mapas.</text:p>
              </text:list-item>
              <text:list-item>
                <text:p text:style-name="P51">Os obstáculos não serão identificados quanto ao tipo ou forma. Serão apenas detectados pela sua presença.</text:p>
              </text:list-item>
            </text:list>
          </text:list-item>
        </text:list>
        <text:h text:style-name="P54" text:outline-level="1"><text:bookmark-start text:name="__RefHeading__62_1767327098"/><text:bookmark-start text:name="__RefHeading__53_875181747"/><text:bookmark-start text:name="__RefHeading__35_259584790"/><text:bookmark-start text:name="__RefHeading__17_1603924330"/><text:bookmark-start text:name="__RefHeading__9_399699920"/><text:bookmark-start text:name="__RefHeading__26_1548163396"/><text:bookmark-start text:name="__RefHeading__44_312990477"/><text:span text:style-name="T4"><text:s/></text:span>Designação do Gerente e da Equipe<text:bookmark-end text:name="__RefHeading__62_1767327098"/><text:bookmark-end text:name="__RefHeading__53_875181747"/><text:bookmark-end text:name="__RefHeading__35_259584790"/><text:bookmark-end text:name="__RefHeading__17_1603924330"/><text:bookmark-end text:name="__RefHeading__9_399699920"/><text:bookmark-end text:name="__RefHeading__26_1548163396"/><text:bookmark-end text:name="__RefHeading__44_312990477"/></text:h>
        <text:p text:style-name="P17"><text:tab/>A equipe consiste de cinco integrantes. O gerente ocupou esta função com consentimento de todos.</text:p>
        <text:p text:style-name="P17"/>
        <text:p text:style-name="P17"><text:tab/>GERENTE: </text:p>
        <text:p text:style-name="P17"><text:tab/>Luis Guilherme Machado Camargo.</text:p>
        <text:p text:style-name="P40"><text:soft-page-break/><text:tab/>COLABORADORES:<text:tab/></text:p>
        <text:p text:style-name="P40"><text:tab/>Pedro Borba, Ricardo Farah, Stefan Campana Fuchs, Telmo Friesen.</text:p>
        <text:h text:style-name="P54" text:outline-level="1"><text:bookmark-start text:name="__RefHeading__64_1767327098"/><text:bookmark-start text:name="__RefHeading__46_312990477"/><text:bookmark-start text:name="__RefHeading__11_399699920"/><text:bookmark-start text:name="__RefHeading__37_259584790"/><text:bookmark-start text:name="__RefHeading__28_1548163396"/><text:bookmark-start text:name="__RefHeading__55_875181747"/><text:bookmark-start text:name="__RefHeading__19_1603924330"/><text:span text:style-name="T4"><text:s/>E</text:span>stimativa da Duração do Projeto<text:bookmark-end text:name="__RefHeading__64_1767327098"/><text:bookmark-end text:name="__RefHeading__46_312990477"/><text:bookmark-end text:name="__RefHeading__11_399699920"/><text:bookmark-end text:name="__RefHeading__37_259584790"/><text:bookmark-end text:name="__RefHeading__28_1548163396"/><text:bookmark-end text:name="__RefHeading__55_875181747"/><text:bookmark-end text:name="__RefHeading__19_1603924330"/></text:h>
        <text:p text:style-name="P17"><text:tab/>O projeto terá início no dia 06/02/2013, com a entrega do termo de abertura de projeto, e prosseguirá até o dia 08/05/2013. </text:p>
        <text:p text:style-name="P1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PRINCIPAIS FASES</text:p>
            </table:table-cell>
            <table:table-cell table:style-name="Table2.A1" office:value-type="string">
              <text:p text:style-name="P28"><text:span text:style-name="T12"><text:s/></text:span><text:span text:style-name="T13">DATAS </text:span></text:p>
            </table:table-cell>
            <table:table-cell table:style-name="Table2.C1" office:value-type="string">
              <text:p text:style-name="P31">CUSTOS</text:p>
            </table:table-cell>
          </table:table-row>
          <table:table-row table:style-name="Table2.1">
            <table:table-cell table:style-name="Table2.A2" office:value-type="string">
              <text:p text:style-name="P30">Entrega do termo de abertura do projeto (<text:span text:style-name="T2">Project</text:span> <text:span text:style-name="T2">Charter)</text:span></text:p>
            </table:table-cell>
            <table:table-cell table:style-name="Table2.A2" office:value-type="string">
              <text:p text:style-name="P30">19/12/12</text:p>
            </table:table-cell>
            <table:table-cell table:style-name="Table2.C2" office:value-type="string">
              <text:p text:style-name="P45"/>
            </table:table-cell>
          </table:table-row>
          <table:table-row table:style-name="Table2.1">
            <table:table-cell table:style-name="Table2.A2" office:value-type="string">
              <text:p text:style-name="P44">Férias</text:p>
            </table:table-cell>
            <table:table-cell table:style-name="Table2.A2" office:value-type="string">
              <text:p text:style-name="P44">19/12/12 até 01/02/13</text:p>
            </table:table-cell>
            <table:table-cell table:style-name="Table2.C2" office:value-type="string">
              <text:p text:style-name="P44"/>
            </table:table-cell>
          </table:table-row>
          <table:table-row table:style-name="Table2.1">
            <table:table-cell table:style-name="Table2.A2" office:value-type="string">
              <text:p text:style-name="P44">Ajuste do calendário (caso existam mudanças a serem estudadas), plano de riscos e outros documentos para o início do projeto. Realização de testes e estudo do robô “Bellator”<text:line-break/></text:p>
            </table:table-cell>
            <table:table-cell table:style-name="Table2.A2" office:value-type="string">
              <text:p text:style-name="P44">01/02/13 até 06/02/13</text:p>
              <text:p text:style-name="P44"/>
            </table:table-cell>
            <table:table-cell table:style-name="Table2.C2" office:value-type="string">
              <text:p text:style-name="P44">R$ 1400,00</text:p>
            </table:table-cell>
          </table:table-row>
          <table:table-row table:style-name="Table2.1">
            <table:table-cell table:style-name="Table2.A2" office:value-type="string">
              <text:p text:style-name="P44">Entrega do Plano de Riscos</text:p>
            </table:table-cell>
            <table:table-cell table:style-name="Table2.A2" office:value-type="string">
              <text:p text:style-name="P44">06/02/12</text:p>
            </table:table-cell>
            <table:table-cell table:style-name="Table2.C2" office:value-type="string">
              <text:p text:style-name="P44"/>
            </table:table-cell>
          </table:table-row>
          <table:table-row table:style-name="Table2.1">
            <table:table-cell table:style-name="Table2.A2" office:value-type="string">
              <text:p text:style-name="P44">Criação da documentação e estudo sobre a tecnologia a ser utilizada no projeto, tanto em hardware como em software. Testes e documentação no que for desenvolvido para o projeto.</text:p>
            </table:table-cell>
            <table:table-cell table:style-name="Table2.A2" office:value-type="string">
              <text:p text:style-name="P44">06/02/13 até 20/02/13</text:p>
            </table:table-cell>
            <table:table-cell table:style-name="Table2.C2" office:value-type="string">
              <text:p text:style-name="P44">R$ 2800,00</text:p>
            </table:table-cell>
          </table:table-row>
          <table:table-row table:style-name="Table2.1">
            <table:table-cell table:style-name="Table2.A2" office:value-type="string">
              <text:p text:style-name="P44">Entrega da Análise de Opções Tecnológicas</text:p>
            </table:table-cell>
            <table:table-cell table:style-name="Table2.A2" office:value-type="string">
              <text:p text:style-name="P44">20/02/13</text:p>
            </table:table-cell>
            <table:table-cell table:style-name="Table2.C2" office:value-type="string">
              <text:p text:style-name="P44"/>
            </table:table-cell>
          </table:table-row>
          <table:table-row table:style-name="Table2.1">
            <table:table-cell table:style-name="Table2.A2" office:value-type="string">
              <text:p text:style-name="P44">Finalização e fechamento dos documentos e planejamento inicial do projeto. Estudo e revisão da documentação já escrito. Continuação do desenvolvimento do hardware e do software. Teste e Documentação conforme o desenvolvimento do <text:soft-page-break/>projeto.</text:p>
            </table:table-cell>
            <table:table-cell table:style-name="Table2.A2" office:value-type="string">
              <text:p text:style-name="P44">20/02/13 até 27/02/13</text:p>
            </table:table-cell>
            <table:table-cell table:style-name="Table2.C2" office:value-type="string">
              <text:p text:style-name="P44">R$ 1400,00</text:p>
            </table:table-cell>
          </table:table-row>
          <table:table-row table:style-name="Table2.1">
            <table:table-cell table:style-name="Table2.A2" office:value-type="string">
              <text:p text:style-name="P44">Entrega e Defesa do Planejamento do Projeto</text:p>
            </table:table-cell>
            <table:table-cell table:style-name="Table2.A2" office:value-type="string">
              <text:p text:style-name="P44">27/02/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primeira <text:span text:style-name="T2">milestone</text:span> de desenvolvimento no dia 06/03 e a segunda no dia 13/03. Compra de componentes.</text:p>
            </table:table-cell>
            <table:table-cell table:style-name="Table2.A2" office:value-type="string">
              <text:p text:style-name="P28">13/03/13 até 27/03/13</text:p>
            </table:table-cell>
            <table:table-cell table:style-name="Table2.C2" office:value-type="string">
              <text:p text:style-name="P44">R$ 3400,00</text:p>
            </table:table-cell>
          </table:table-row>
          <table:table-row table:style-name="Table2.1">
            <table:table-cell table:style-name="Table2.A2" office:value-type="string">
              <text:p text:style-name="P28">Primeiro Acompanhamento</text:p>
            </table:table-cell>
            <table:table-cell table:style-name="Table2.A2" office:value-type="string">
              <text:p text:style-name="P28">13/03/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terceira <text:span text:style-name="T2">milestone</text:span> de desenvolvimento no dia 20/03 e a quarta no dia 27/03</text:p>
            </table:table-cell>
            <table:table-cell table:style-name="Table2.A2" office:value-type="string">
              <text:p text:style-name="P28">13/03/13 até 27/03/13</text:p>
            </table:table-cell>
            <table:table-cell table:style-name="Table2.C2" office:value-type="string">
              <text:p text:style-name="P44">R$ 2800,00</text:p>
            </table:table-cell>
          </table:table-row>
          <table:table-row table:style-name="Table2.1">
            <table:table-cell table:style-name="Table2.A2" office:value-type="string">
              <text:p text:style-name="P28">Segundo Acompanhamento</text:p>
            </table:table-cell>
            <table:table-cell table:style-name="Table2.A2" office:value-type="string">
              <text:p text:style-name="P28">27/03/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quinta <text:span text:style-name="T2">milestone</text:span> de desenvolvimento no dia 03/04 e a sexta no dia 10/04</text:p>
            </table:table-cell>
            <table:table-cell table:style-name="Table2.A2" office:value-type="string">
              <text:p text:style-name="P28">27/03/13 até 10/04/13</text:p>
            </table:table-cell>
            <table:table-cell table:style-name="Table2.C2" office:value-type="string">
              <text:p text:style-name="P44">R$ 2800,00</text:p>
            </table:table-cell>
          </table:table-row>
          <table:table-row table:style-name="Table2.1">
            <table:table-cell table:style-name="Table2.A2" office:value-type="string">
              <text:p text:style-name="P28">Terceiro Acompanhamento</text:p>
            </table:table-cell>
            <table:table-cell table:style-name="Table2.A2" office:value-type="string">
              <text:p text:style-name="P28">10/04/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sétima <text:span text:style-name="T2">milestone</text:span> de desenvolvimento no dia 17/04 e a oitava no dia 24/04</text:p>
            </table:table-cell>
            <table:table-cell table:style-name="Table2.A2" office:value-type="string">
              <text:p text:style-name="P28">10/04/13 até 24/04/13</text:p>
            </table:table-cell>
            <table:table-cell table:style-name="Table2.C2" office:value-type="string">
              <text:p text:style-name="P44">R$ 2800,00</text:p>
            </table:table-cell>
          </table:table-row>
          <table:table-row table:style-name="Table2.1">
            <table:table-cell table:style-name="Table2.A2" office:value-type="string">
              <text:p text:style-name="P28">Quarto Acompanhamento </text:p>
            </table:table-cell>
            <table:table-cell table:style-name="Table2.A2" office:value-type="string">
              <text:p text:style-name="P28">24/04/13</text:p>
            </table:table-cell>
            <table:table-cell table:style-name="Table2.C2" office:value-type="string">
              <text:p text:style-name="P44"/>
            </table:table-cell>
          </table:table-row>
          <table:table-row table:style-name="Table2.1">
            <table:table-cell table:style-name="Table2.A2" office:value-type="string">
              <text:p text:style-name="P28">Desenvolvimento do projeto com objetivo de se alcançar a nona <text:span text:style-name="T2">milestone</text:span> de desenvolvimento no dia 01/05 e a última no dia 08/05</text:p>
            </table:table-cell>
            <table:table-cell table:style-name="Table2.A2" office:value-type="string">
              <text:p text:style-name="P28">24/04/13 até 08/05/13</text:p>
            </table:table-cell>
            <table:table-cell table:style-name="Table2.C2" office:value-type="string">
              <text:p text:style-name="P44">R$ 2800,00</text:p>
            </table:table-cell>
          </table:table-row>
          <table:table-row table:style-name="Table2.1">
            <table:table-cell table:style-name="Table2.A2" office:value-type="string">
              <text:p text:style-name="P28">Conclusão do Projeto. Entrega da Monografia e Documentação.</text:p>
            </table:table-cell>
            <table:table-cell table:style-name="Table2.A2" office:value-type="string">
              <text:p text:style-name="P28">08/05/13</text:p>
            </table:table-cell>
            <table:table-cell table:style-name="Table2.C2" office:value-type="string">
              <text:p text:style-name="P44"/>
            </table:table-cell>
          </table:table-row>
          <table:table-row table:style-name="Table2.1">
            <table:table-cell table:style-name="Table2.A2" office:value-type="string">
              <text:p text:style-name="P28">Defesa</text:p>
            </table:table-cell>
            <table:table-cell table:style-name="Table2.A2" office:value-type="string">
              <text:p text:style-name="P28">15/05/13</text:p>
            </table:table-cell>
            <table:table-cell table:style-name="Table2.C2" office:value-type="string">
              <text:p text:style-name="P44"/>
            </table:table-cell>
          </table:table-row>
        </table:table>
        <text:p text:style-name="P15"/>
        <text:p text:style-name="P15"/>
        <text:h text:style-name="P56" text:outline-level="1"><text:bookmark-start text:name="__RefHeading__66_1767327098"/><text:bookmark-start text:name="__RefHeading__57_875181747"/><text:bookmark-start text:name="__RefHeading__39_259584790"/><text:bookmark-start text:name="__RefHeading__21_1603924330"/><text:bookmark-start text:name="__RefHeading__13_399699920"/><text:bookmark-start text:name="__RefHeading__30_1548163396"/><text:bookmark-start text:name="__RefHeading__48_312990477"/><text:soft-page-break/><text:span text:style-name="T12"><text:s/></text:span>Estimativa do custo do Projeto<text:bookmark-end text:name="__RefHeading__66_1767327098"/><text:bookmark-end text:name="__RefHeading__57_875181747"/><text:bookmark-end text:name="__RefHeading__39_259584790"/><text:bookmark-end text:name="__RefHeading__21_1603924330"/><text:bookmark-end text:name="__RefHeading__13_399699920"/><text:bookmark-end text:name="__RefHeading__30_1548163396"/><text:bookmark-end text:name="__RefHeading__48_312990477"/></text:h>
        <text:p text:style-name="P34"><text:tab/>Como será utilizado o robô Bellator, os custos do projeto serão muito menores do que se um novo robô fosse criado. Tem-se, a princípio, os seguinte custos de projeto: </text:p>
        <text:list xml:id="list902912213" text:style-name="WW8Num8">
          <text:list-item>
            <text:list>
              <text:list-item>
                <text:p text:style-name="P57">Sensores</text:p>
              </text:list-item>
              <text:list-item>
                <text:p text:style-name="P57">Câmera</text:p>
              </text:list-item>
              <text:list-item>
                <text:p text:style-name="P57">Componentes eletrônicos diversos</text:p>
              </text:list-item>
              <text:list-item>
                <text:p text:style-name="P57">Circuito impresso</text:p>
              </text:list-item>
            </text:list>
          </text:list-item>
        </text:list>
        <text:p text:style-name="P34"><text:tab/> Cada membro propôs gastar até R$150 com recursos materiais. Portanto, o orçamento máximo do projeto será de R$750. O orçamento inicial do projeto será de R$600 reais, dando a possibilidade de uma margem de erro de R$150 caso exista necessidade.</text:p>
        <text:p text:style-name="P34"><text:tab/>Considerando-se que: há 5 membros na equipe; que cada um trabalhe 8 horas por semana no projeto durante as 10 semanas disponíveis para a execução deste; e que o custo por hora é de R$ 35,00, haverá o custo de aproximadamente R$ 14.000,00 com recursos humanos no período de desenvolvimento do projeto. Considerando-se o período de planejamento (a partir da entrega do <text:span text:style-name="T2">Project Charter, </text:span><text:span text:style-name="T16">4 semanas</text:span>) haverá um custo adicional de cerca de R$ 5.600,00 o que totaliza R$ 19.600,00 em rescursos humanos.</text:p>
        <text:h text:style-name="P54" text:outline-level="1"><text:bookmark-start text:name="__RefHeading__68_1767327098"/><text:bookmark-start text:name="__RefHeading__23_1603924330"/><text:bookmark-start text:name="__RefHeading__41_259584790"/><text:bookmark-start text:name="__RefHeading__15_399699920"/><text:bookmark-start text:name="__RefHeading__32_1548163396"/><text:bookmark-start text:name="__RefHeading__50_312990477"/><text:bookmark-start text:name="__RefHeading__59_875181747"/><text:span text:style-name="T4"><text:s/></text:span>RISCOS<text:bookmark-end text:name="__RefHeading__68_1767327098"/><text:bookmark-end text:name="__RefHeading__23_1603924330"/><text:bookmark-end text:name="__RefHeading__41_259584790"/><text:bookmark-end text:name="__RefHeading__15_399699920"/><text:bookmark-end text:name="__RefHeading__32_1548163396"/><text:bookmark-end text:name="__RefHeading__50_312990477"/><text:bookmark-end text:name="__RefHeading__59_875181747"/></text:h>
        <text:p text:style-name="P33"><text:tab/><text:span text:style-name="T6">Análise dos riscos que podem acontecer durante o projeto e sugestões iniciais de como podem ser resolvidos, com o objetivo de diminuir o impacto no projeto:</text:span></text:p>
        <text:list xml:id="list194404235" text:style-name="WW8Num9">
          <text:list-item>
            <text:p text:style-name="P58">Problemas com o robô Bellator original.</text:p>
          </text:list-item>
        </text:list>
        <text:p text:style-name="P36"><text:tab/><text:span text:style-name="T2">Entrar em contato com a equipe que trabalhou anteriormente com </text:span><text:soft-page-break/><text:span text:style-name="T2">o robô e com os professores orientadores. Estudo da documentação feita anteriormente para constatar se é um problema conhecido ou não. Reunião da equipe, com alocação de mais horas de trabalho para reparos. Atualização do calendário para comportar tal situação.</text:span></text:p>
        <text:list xml:id="list383771603" text:continue-numbering="true" text:style-name="WW8Num9">
          <text:list-item>
            <text:p text:style-name="P58"><text:span text:style-name="T2">Problemas</text:span> com <text:span text:style-name="T2">hardware </text:span>desenvolvido no decorrer do projeto.</text:p>
          </text:list-item>
        </text:list>
        <text:p text:style-name="P37"><text:tab/>Testes com os componentes anteriores e substituição por componentes novos caso necessário. Documentar o fato como custo inesperado do projeto. Caso os componentes sejam de difícil aquisição, encomendar peças novas o mais rápido possível, considerando os atrasos que isso trará ao projeto.</text:p>
        <text:list xml:id="list1600114171" text:continue-numbering="true" text:style-name="WW8Num9">
          <text:list-item>
            <text:p text:style-name="P58">Problemas com os sensores.</text:p>
          </text:list-item>
        </text:list>
        <text:p text:style-name="P38"><text:tab/><text:span text:style-name="T6">Teste dos sensores. Teste da placa onde estão montados. Uso de sensores reservas.</text:span></text:p>
        <text:list xml:id="list1534541674" text:continue-numbering="true" text:style-name="WW8Num9">
          <text:list-item>
            <text:p text:style-name="P59">Ocorrência de problemas com o giroscópio (que não podem ser facilmente resolvidos) ou não adequação do sensor aos objetivos especificados.</text:p>
            <text:list>
              <text:list-item>
                <text:list>
                  <text:list-item>
                    <text:list>
                      <text:list-header>
                        <text:p text:style-name="P60"><text:tab/>Uso de uma bússola junto com o giroscópio. Possívelmente substituição do giroscópio pela bússola.</text:p>
                      </text:list-header>
                    </text:list>
                  </text:list-item>
                </text:list>
              </text:list-item>
            </text:list>
          </text:list-item>
          <text:list-item>
            <text:p text:style-name="P59">Detecção de problemas nos testes realizados.</text:p>
          </text:list-item>
        </text:list>
        <text:p text:style-name="P37"><text:tab/>Pesquisa sobre o ocorrido e contato com professor orientadores ou especialistas dentro da área. Levantamento das alternativas para solução dos problemas ocorridos.</text:p>
        <text:list xml:id="list257459527" text:continue-numbering="true" text:style-name="WW8Num9">
          <text:list-item>
            <text:p text:style-name="P59">Problemas de mau funcionamento sem causa definida, durante a defesa do trabalho.</text:p>
          </text:list-item>
        </text:list>
        <text:p text:style-name="P35"><text:tab/><text:span text:style-name="T7">Demonstração de vídeo e documentação do projeto com os resultados obtidos até a presente data.</text:span></text:p>
        <text:list xml:id="list449859710" text:continue-numbering="true" text:style-name="WW8Num9">
          <text:list-item>
            <text:p text:style-name="P59"><text:soft-page-break/>Problemas de não cumprimento dos prazos.</text:p>
          </text:list-item>
        </text:list>
        <text:p text:style-name="P35"><text:tab/><text:span text:style-name="T7">Reunião da equipe, redivisão da carga de trabalho e ajuste no calendário.</text:span></text:p>
        <text:list xml:id="list114934755" text:continue-numbering="true" text:style-name="WW8Num9">
          <text:list-item>
            <text:p text:style-name="P59">Desistência de membro da equipe ou redução do número de integrantes da equipe por motivos de força maior.</text:p>
          </text:list-item>
        </text:list>
        <text:p text:style-name="P35"><text:tab/><text:span text:style-name="T7">Reunião da equipe remanescente, redivisão da carga de trabalho, reestruturação de todo planejamento do projeto (escopo, tempo, custo, etc...).</text:span></text:p>
        <text:list xml:id="list1439986875" text:continue-numbering="true" text:style-name="WW8Num9">
          <text:list-item>
            <text:p text:style-name="P59">Subestimação do prazo, escopo, custo, complexidade e tempo do projeto.</text:p>
          </text:list-item>
        </text:list>
        <text:p text:style-name="P35"><text:tab/><text:span text:style-name="T7">Reestruturação do planejamento do projeto. Diminuição do escopo </text:span><text:span text:style-name="T7">e foco no desenvolvimento em áreas mais importantes do projeto.</text:span></text:p>
        <text:h text:style-name="P54" text:outline-level="1"><text:bookmark-start text:name="__RefHeading__70_1767327098"/><text:bookmark-start text:name="__RefHeading__61_875181747"/><text:bookmark-start text:name="__RefHeading__43_259584790"/><text:bookmark-start text:name="__RefHeading__25_1603924330"/><text:bookmark-start text:name="__RefHeading__17_399699920"/><text:bookmark-start text:name="__RefHeading__34_1548163396"/><text:bookmark-start text:name="__RefHeading__52_312990477"/><text:span text:style-name="T4"><text:s/></text:span>Responsabilidades e Autoridade do Gerente<text:bookmark-end text:name="__RefHeading__70_1767327098"/><text:bookmark-end text:name="__RefHeading__61_875181747"/><text:bookmark-end text:name="__RefHeading__43_259584790"/><text:bookmark-end text:name="__RefHeading__25_1603924330"/><text:bookmark-end text:name="__RefHeading__17_399699920"/><text:bookmark-end text:name="__RefHeading__34_1548163396"/><text:bookmark-end text:name="__RefHeading__52_312990477"/></text:h>
        <text:list xml:id="list936813307" text:style-name="WW8Num7">
          <text:list-item>
            <text:list>
              <text:list-item>
                <text:p text:style-name="P53">O gerente poderá efetuar os gastos de valores estimados na análise de custos sempre informando os outros integrantes da equipe. Caso exista a necessidade de utilizar os valores previstos na margem de erro do orçamento, toda equipe deverá ser notificada e informada dos motivos.</text:p>
              </text:list-item>
              <text:list-item>
                <text:p text:style-name="P53">O gerente poderá liberar verba para um membro da equipe caso seja necessário. O gerente deverá registrar o valor gasto, o produto/serviço requerido e a pessoa que solicitou os recursos. Além disso, deve informar os outros membros da equipe sobre o fato.</text:p>
              </text:list-item>
              <text:list-item>
                <text:p text:style-name="P53">O gerente deverá atualizar o planejamento do projeto conforme exista a necessidade de mudanças, além de informar a equipe sobre o fato.</text:p>
              </text:list-item>
              <text:list-item>
                <text:p text:style-name="P53">O gerente deverá garantir que o projeto esteja progredindo conforme planejado.</text:p>
              </text:list-item>
              <text:list-item>
                <text:p text:style-name="P53">O gerente sempre deverá se portar educadamente a todos os membros da <text:soft-page-break/>equipe.</text:p>
              </text:list-item>
              <text:list-item>
                <text:p text:style-name="P53">O gerente não tem poderes para efetuar a demissão de ninguém.</text:p>
              </text:list-item>
              <text:list-item>
                <text:p text:style-name="P53">O gerente tem o poder de tomar decisões em nome da equipe, preferencialmente considerando a opinião dos outros membros.</text:p>
              </text:list-item>
              <text:list-item>
                <text:p text:style-name="P53">O gerente tem o poder de intervir em qualquer conflito que ocorra internamente ou externamente à equipe.</text:p>
              </text:list-item>
              <text:list-item>
                <text:p text:style-name="P53">O gerente deve intermediar as reuniões da equipe.</text:p>
              </text:list-item>
              <text:list-item>
                <text:p text:style-name="P53">O gerente deve controlar as horas de trabalho da equipe e o cumprimento de prazos.</text:p>
              </text:list-item>
              <text:list-item>
                <text:p text:style-name="P53">O gerente deve falar em nome da equipe quando não for possível que toda ela o faça.</text:p>
              </text:list-item>
              <text:list-item>
                <text:p text:style-name="P53">O gerente deverá cobrar a escrita de documentação por todos os integrantes da equipe, de acordo com o que for desenvolvido por cada um.</text:p>
              </text:list-item>
            </text:list>
          </text:list-item>
        </text:list>
        <text:h text:style-name="P54" text:outline-level="1"><text:bookmark-start text:name="__RefHeading__72_1767327098"/><text:bookmark-start text:name="__RefHeading__63_875181747"/><text:bookmark-start text:name="__RefHeading__45_259584790"/><text:bookmark-start text:name="__RefHeading__27_1603924330"/><text:bookmark-start text:name="__RefHeading__19_399699920"/><text:bookmark-start text:name="__RefHeading__36_1548163396"/><text:bookmark-start text:name="__RefHeading__54_312990477"/><text:span text:style-name="T15"><text:s/></text:span><text:span text:style-name="T14">Sponsor</text:span> do Projeto<text:bookmark-end text:name="__RefHeading__72_1767327098"/><text:bookmark-end text:name="__RefHeading__63_875181747"/><text:bookmark-end text:name="__RefHeading__45_259584790"/><text:bookmark-end text:name="__RefHeading__27_1603924330"/><text:bookmark-end text:name="__RefHeading__19_399699920"/><text:bookmark-end text:name="__RefHeading__36_1548163396"/><text:bookmark-end text:name="__RefHeading__54_312990477"/></text:h>
        <text:list xml:id="list1029453508" text:style-name="WW8Num3">
          <text:list-item>
            <text:p text:style-name="P52">João A. Fabro</text:p>
          </text:list-item>
        </text:list>
        <table:table table:name="Table3" table:style-name="Table3">
          <table:table-column table:style-name="Table3.A"/>
          <table:table-column table:style-name="Table3.B"/>
          <table:table-row table:style-name="Table3.1">
            <table:table-cell table:style-name="Table3.A1" office:value-type="string">
              <text:p text:style-name="P20">Data de Aprovação</text:p>
              <text:p text:style-name="P19"/>
              <text:p text:style-name="P21">___ / ___ / ___</text:p>
            </table:table-cell>
            <table:table-cell table:style-name="Table3.B1" office:value-type="string">
              <text:p text:style-name="P20">Aprovado por:</text:p>
              <text:p text:style-name="P19"/>
              <text:p text:style-name="P18"/>
            </table:table-cell>
          </table:table-row>
        </table:table>
        <text:p text:style-name="P24"/>
        <text:list xml:id="list191509431" text:continue-numbering="true" text:style-name="WW8Num3">
          <text:list-item>
            <text:p text:style-name="P52">Heitor S. Lopes</text:p>
          </text:list-item>
        </text:list>
        <table:table table:name="Table4" table:style-name="Table4">
          <table:table-column table:style-name="Table4.A"/>
          <table:table-column table:style-name="Table4.B"/>
          <table:table-row table:style-name="Table4.1">
            <table:table-cell table:style-name="Table4.A1" office:value-type="string">
              <text:p text:style-name="P20">Data de Aprovação</text:p>
              <text:p text:style-name="P19"/>
              <text:p text:style-name="P21">___ / ___ / ___</text:p>
            </table:table-cell>
            <table:table-cell table:style-name="Table4.B1" office:value-type="string">
              <text:p text:style-name="P20">Aprovado por:</text:p>
              <text:p text:style-name="P19"/>
              <text:p text:style-name="P18"/>
            </table:table-cell>
          </table:table-row>
        </table:table>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writing-mode="lr-tb"/>
      <style:text-properties fo:color="#000000" style:font-name="Nimbus Roman No9 L" fo:font-size="12pt" fo:language="pt" fo:country="BR" style:font-name-asian="DejaVu Sans" style:font-size-asian="12pt" style:language-asian="zh" style:country-asian="CN" style:font-name-complex="DejaVu Sans"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1" style:font-size-asian="14pt" style:font-name-complex="Lohit Hindi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150%" fo:text-align="justify" style:justify-single-word="false" fo:text-indent="0.689in" style:auto-text-indent="false"/>
      <style:text-properties style:font-name="Nimbus Sans L" style:font-name-complex="Nimbus Sans L"/>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apítulo" style:family="paragraph" style:parent-style-name="Standard" style:next-style-name="Text_20_body">
      <style:paragraph-properties fo:margin-top="0.1665in" fo:margin-bottom="0.0835in" fo:keep-with-next="always"/>
      <style:text-properties fo:font-size="14pt" style:font-size-asian="14pt"/>
    </style:style>
    <style:style style:name="Heading_20_1" style:display-name="Heading 1" style:family="paragraph" style:parent-style-name="Capítulo" style:next-style-name="Text_20_body" style:default-outline-level="1" style:class="text">
      <style:paragraph-properties fo:margin="100%" fo:margin-left="0.8972in" fo:margin-right="0in" fo:margin-top="0.2598in" fo:margin-bottom="0.0472in" fo:line-height="150%" fo:text-align="justify" style:justify-single-word="false" fo:text-indent="-0.248in" style:auto-text-indent="false" fo:background-color="transparent">
        <style:background-image/>
      </style:paragraph-properties>
      <style:text-properties fo:text-transform="uppercase" style:text-position="0% 100%" style:font-name="Nimbus Sans L" fo:font-size="14pt" fo:font-weight="bold" style:font-size-asian="14pt" style:font-weight-asian="bold" style:font-name-complex="Nimbus Sans L" style:font-size-complex="14pt" style:font-weight-complex="bold"/>
    </style:style>
    <style:style style:name="Heading_20_2" style:display-name="Heading 2" style:family="paragraph" style:parent-style-name="Capítulo" style:next-style-name="Text_20_body" style:class="text">
      <style:paragraph-properties fo:margin="100%" fo:margin-left="-0.6492in" fo:margin-right="0.4016in" fo:margin-top="0.1181in" fo:margin-bottom="0.0354in" fo:line-height="150%" fo:text-indent="0in" style:auto-text-indent="false">
        <style:tab-stops>
          <style:tab-stop style:position="0.2992in"/>
        </style:tab-stops>
      </style:paragraph-properties>
      <style:text-properties fo:text-transform="uppercase" style:font-name="Nimbus Sans L" fo:font-size="13pt" fo:font-style="normal" fo:font-weight="bold" style:font-size-asian="13pt" style:font-style-asian="normal" style:font-weight-asian="bold" style:font-name-complex="Nimbus Sans 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paragraph-properties fo:margin="100%" fo:margin-left="0.748in" fo:margin-right="0in" fo:margin-top="0.1181in" fo:margin-bottom="0.0354in" fo:line-height="150%" fo:text-indent="-0.248in" style:auto-text-indent="false"/>
      <style:text-properties style:font-name="Nimbus Sans L" fo:font-size="13pt" fo:font-weight="bold" style:font-size-asian="13pt" style:font-weight-asian="bold" style:font-name-complex="Nimbus Sans L" style:font-size-complex="14pt" style:font-weight-complex="bold"/>
    </style:style>
    <style:style style:name="Título1" style:family="paragraph" style:parent-style-name="Standard" style:next-style-name="Text_20_body">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egenda2"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Header" style:family="paragraph" style:parent-style-name="Standard" style:class="extra">
      <style:paragraph-properties>
        <style:tab-stops>
          <style:tab-stop style:position="0in" style:type="right"/>
        </style:tab-stops>
      </style:paragraph-properties>
    </style:style>
    <style:style style:name="Cabeçalho_20_à_20_esquerda" style:display-name="Cabeçalho à esquerda" style:family="paragraph" style:parent-style-name="Standard">
      <style:paragraph-properties>
        <style:tab-stops>
          <style:tab-stop style:position="0in" style:type="right"/>
        </style:tab-stops>
      </style:paragraph-properties>
    </style:style>
    <style:style style:name="Cabeçalho_20_à_20_direita" style:display-name="Cabeçalho à direita"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0in" style:type="righ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Standard">
      <style:paragraph-properties fo:text-align="center" style:justify-single-word="false"/>
      <style:text-properties fo:font-style="italic" fo:font-weight="bold" style:font-style-asian="italic" style:font-weight-asian="bold"/>
    </style:style>
    <style:style style:name="Legenda1" style:family="paragraph" style:parent-style-name="Standard">
      <style:paragraph-properties fo:margin-top="0.0835in" fo:margin-bottom="0.0835in"/>
      <style:text-properties fo:font-style="italic" style:font-style-asian="italic"/>
    </style:style>
    <style:style style:name="Título_20_do_20_Conteúdo" style:display-name="Título do Conteúdo" style:family="paragraph" style:parent-style-name="Capítulo">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Índice" style:class="index">
      <style:paragraph-properties fo:margin="100%" fo:margin-left="0.1965in" fo:margin-right="0in" fo:margin-top="0in" fo:margin-bottom="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Índice"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Índice"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Índice"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Índice"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Índice"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Índice"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Índice"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údo_20_10" style:display-name="Conteúdo 10" style:family="paragraph" style:parent-style-name="Índice">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Titulo" style:family="paragraph" style:parent-style-name="Conteúdo_20_da_20_tabela" style:list-style-name="WW8Num2">
      <style:paragraph-properties fo:margin="100%" fo:margin-left="0.2992in" fo:margin-right="0in" fo:margin-top="0in" fo:margin-bottom="0in" fo:text-align="center" style:justify-single-word="false" fo:text-indent="0in" style:auto-text-indent="false"/>
      <style:text-properties fo:text-transform="uppercase" style:font-name="Nimbus Sans L" fo:font-size="18pt" fo:font-style="normal" fo:font-weight="bold" style:font-size-asian="18pt" style:font-style-asian="normal" style:font-weight-asian="bold" style:font-name-complex="Nimbus Sans L" style:font-size-complex="12pt" style:font-style-complex="italic" style:font-weight-complex="normal"/>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umário_20_10" style:display-name="Sumário 10" style:family="paragraph" style:parent-style-name="Índice">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4z0" style:family="text">
      <style:text-properties style:font-name="Symbol" style:font-name-complex="OpenSymbol"/>
    </style:style>
    <style:style style:name="WW8Num4z1" style:family="text">
      <style:text-properties style:font-name="Wingdings" style:font-name-complex="OpenSymbol"/>
    </style:style>
    <style:style style:name="WW8Num5z0" style:family="text">
      <style:text-properties style:font-name="Symbol" style:font-name-complex="OpenSymbol"/>
    </style:style>
    <style:style style:name="WW8Num5z1" style:family="text">
      <style:text-properties style:font-name="Wingdings" style:font-name-complex="OpenSymbol"/>
    </style:style>
    <style:style style:name="WW8Num6z0" style:family="text">
      <style:text-properties style:font-name="Symbol" style:font-name-complex="OpenSymbol"/>
    </style:style>
    <style:style style:name="WW8Num6z1" style:family="text">
      <style:text-properties style:font-name="Wingdings" style:font-name-complex="OpenSymbol"/>
    </style:style>
    <style:style style:name="WW8Num7z0" style:family="text">
      <style:text-properties style:font-name="Symbol" style:font-name-complex="OpenSymbol"/>
    </style:style>
    <style:style style:name="WW8Num7z1" style:family="text">
      <style:text-properties style:font-name="Wingdings" style:font-name-complex="OpenSymbol"/>
    </style:style>
    <style:style style:name="WW8Num8z0" style:family="text">
      <style:text-properties style:font-name="Symbol" style:font-name-complex="OpenSymbol"/>
    </style:style>
    <style:style style:name="WW8Num8z1" style:family="text">
      <style:text-properties style:font-name="Wingdings"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9z3" style:family="text">
      <style:text-properties style:font-name="Wingdings 2" style:font-name-complex="OpenSymbol"/>
    </style:style>
    <style:style style:name="Absatz-Standardschriftart" style:family="text"/>
    <style:style style:name="WW-Absatz-Standardschriftart" style:family="text"/>
    <style:style style:name="Fonte_20_parág._20_padrão" style:display-name="Fonte parág. padrão"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onte_20_parág._20_padrão1" style:display-name="Fonte parág. padrão1" style:family="text"/>
    <style:style style:name="Símbolos_20_de_20_numeração" style:display-name="Símbolos de numeração" style:family="text"/>
    <style:style style:name="Texto_20_de_20_origem" style:display-name="Texto de origem" style:family="text">
      <style:text-properties style:font-name="Nimbus Mono L" style:font-name-asian="Nimbus Mono L" style:font-name-complex="Nimbus Mono L"/>
    </style:style>
    <style:style style:name="WW-Absatz-Standardschriftart11111" style:family="text"/>
    <style:style style:name="Fonte_20_Titulo_20_1" style:display-name="Fonte Titulo 1" style:family="text"/>
    <style:style style:name="Marcadore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Marca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2"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outline-level-style>
      <text:outline-level-style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outline-level-style>
      <text:outline-level-style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outline-level-style>
      <text:outline-level-style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outline-level-style>
      <text:outline-level-style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outline-level-style>
      <text:outline-level-style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outline-level-style>
      <text:outline-level-style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3972in" fo:text-indent="-0.25in" fo:margin-left="1.3972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6472in" fo:text-indent="-0.25in" fo:margin-left="1.6472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8972in" fo:text-indent="-0.25in" fo:margin-left="1.897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2.1472in" fo:text-indent="-0.25in" fo:margin-left="2.1472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2.3972in" fo:text-indent="-0.25in" fo:margin-left="2.397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6472in" fo:text-indent="-0.25in" fo:margin-left="2.6472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8972in" fo:text-indent="-0.25in" fo:margin-left="2.8972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3.1472in" fo:text-indent="-0.25in" fo:margin-left="3.1472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3972in" fo:text-indent="-0.25in" fo:margin-left="3.39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6924in" table:align="left" style:writing-mode="lr-tb"/>
    </style:style>
    <style:style style:name="Table5.A" style:family="table-column">
      <style:table-column-properties style:column-width="1.4993in"/>
    </style:style>
    <style:style style:name="Table5.B" style:family="table-column">
      <style:table-column-properties style:column-width="4.4167in"/>
    </style:style>
    <style:style style:name="Table5.C" style:family="table-column">
      <style:table-column-properties style:column-width="0.7764in"/>
    </style:style>
    <style:style style:name="Table5.1" style:family="table-row">
      <style:table-row-properties style:min-row-height="0.6806in" fo:keep-together="auto"/>
    </style:style>
    <style:style style:name="Table5.A1" style:family="table-cell">
      <style:table-cell-properties style:vertical-align="top" fo:padding="0in" fo:border="none" style:writing-mode="lr-tb"/>
    </style:style>
    <style:style style:name="Table5.B1" style:family="table-cell">
      <style:table-cell-properties style:vertical-align="top" fo:padding="0in" fo:border-left="none" fo:border-right="none" fo:border-top="none" fo:border-bottom="0.1pt solid #000000" style:writing-mode="lr-tb"/>
    </style:style>
    <style:style style:name="Table7" style:family="table">
      <style:table-properties style:width="6.6924in" table:align="left" style:writing-mode="lr-tb"/>
    </style:style>
    <style:style style:name="Table7.A" style:family="table-column">
      <style:table-column-properties style:column-width="1.4993in"/>
    </style:style>
    <style:style style:name="Table7.B" style:family="table-column">
      <style:table-column-properties style:column-width="4.4167in"/>
    </style:style>
    <style:style style:name="Table7.C" style:family="table-column">
      <style:table-column-properties style:column-width="0.7764in"/>
    </style:style>
    <style:style style:name="Table7.1" style:family="table-row">
      <style:table-row-properties style:min-row-height="0.6806in" fo:keep-together="auto"/>
    </style:style>
    <style:style style:name="Table7.A1" style:family="table-cell">
      <style:table-cell-properties style:vertical-align="top" fo:padding="0in" fo:border="none" style:writing-mode="lr-tb"/>
    </style:style>
    <style:style style:name="Table7.B1" style:family="table-cell">
      <style:table-cell-properties style:vertical-align="top" fo:padding="0in" fo:border-left="none" fo:border-right="none" fo:border-top="none" fo:border-bottom="0.1pt solid #000000" style:writing-mode="lr-tb"/>
    </style:style>
    <style:style style:name="Table6" style:family="table">
      <style:table-properties style:width="6.6924in" table:align="left" style:writing-mode="lr-tb"/>
    </style:style>
    <style:style style:name="Table6.A" style:family="table-column">
      <style:table-column-properties style:column-width="1.5722in"/>
    </style:style>
    <style:style style:name="Table6.B" style:family="table-column">
      <style:table-column-properties style:column-width="3.5in"/>
    </style:style>
    <style:style style:name="Table6.C" style:family="table-column">
      <style:table-column-properties style:column-width="0.8125in"/>
    </style:style>
    <style:style style:name="Table6.D" style:family="table-column">
      <style:table-column-properties style:column-width="0.8076in"/>
    </style:style>
    <style:style style:name="Table6.1" style:family="table-row">
      <style:table-row-properties fo:keep-together="auto"/>
    </style:style>
    <style:style style:name="Table6.A1" style:family="table-cell">
      <style:table-cell-properties style:vertical-align="top" fo:padding="0in" fo:border="none" style:writing-mode="lr-tb"/>
    </style:style>
    <style:style style:name="MP1" style:family="paragraph" style:parent-style-name="Conteúdo_20_da_20_tabela">
      <style:paragraph-properties style:snap-to-layout-grid="false"/>
    </style:style>
    <style:style style:name="MP2" style:family="paragraph" style:parent-style-name="Conteúdo_20_da_20_tabela">
      <style:text-properties style:font-name="Nimbus Sans L" style:font-name-complex="Nimbus Sans L"/>
    </style:style>
    <style:style style:name="MP3" style:family="paragraph" style:parent-style-name="Conteúdo_20_da_20_tabela">
      <style:text-properties style:font-name="Nimbus Sans L" fo:font-style="italic" style:font-style-asian="italic" style:font-name-complex="Nimbus Sans L" style:font-style-complex="italic"/>
    </style:style>
    <style:style style:name="MP4" style:family="paragraph" style:parent-style-name="Conteúdo_20_da_20_tabela">
      <style:paragraph-properties style:snap-to-layout-grid="false"/>
      <style:text-properties style:font-name="Nimbus Sans L" style:font-name-complex="Nimbus Sans L"/>
    </style:style>
    <style:style style:name="MP5"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MP6" style:family="paragraph" style:parent-style-name="Conteúdo_20_da_20_tabela">
      <style:paragraph-properties fo:text-align="center" style:justify-single-word="false" style:snap-to-layout-grid="false"/>
      <style:text-properties fo:font-size="9pt" style:font-size-asian="9pt" style:font-size-complex="9pt"/>
    </style:style>
    <style:style style:name="MP7"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MP8"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MT1"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693in" fo:margin-left="0in" fo:margin-right="0in" fo:margin-bottom="1.030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8571in" fo:margin-bottom="0.7874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9862in" fo:margin-bottom="1.4437in" fo:margin-left="0.9272in" fo:margin-right="0.7783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362in" fo:margin-left="0.9272in" fo:margin-right="0.7783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984in" fo:margin-left="0in" fo:margin-right="0in" fo:margin-bottom="1.1598in" style:dynamic-spacing="true"/>
      </style:header-style>
      <style:footer-style>
        <style:header-footer-properties fo:min-height="0.7075in" fo:margin-left="0in" fo:margin-right="0in" fo:margin-top="0.6689in" style:dynamic-spacing="tru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draw:frame draw:style-name="Mfr1" draw:name="graphics1" text:anchor-type="as-char" svg:width="1.4429in" svg:height="0.5299in" draw:z-index="0"><draw:image xlink:href="Pictures/10000000000003E500000171B469B520.png" xlink:type="simple" xlink:show="embed" xlink:actuate="onLoad"/></draw:frame></text:p>
            </table:table-cell>
            <table:table-cell table:style-name="Table5.B1" office:value-type="string">
              <text:p text:style-name="MP1"/>
              <text:p text:style-name="MP2">Universidade Tecnológica Federal do Paraná - UTFPR</text:p>
              <text:p text:style-name="MP3"><text:span text:style-name="MT1">Termo de Abertura de Projeto</text:span> (Project Charter)</text:p>
            </table:table-cell>
            <table:table-cell table:style-name="Table5.A1" office:value-type="string">
              <text:p text:style-name="MP4"/>
              <text:p text:style-name="MP5">Página</text:p>
              <text:p text:style-name="MP6"><text:page-number text:select-page="current">1</text:page-number></text:p>
            </table:table-cell>
          </table:table-row>
        </table:table>
        <text:p text:style-name="Standard"/>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draw:frame draw:style-name="Mfr1" draw:name="graphics2" text:anchor-type="as-char" svg:width="1.4429in" svg:height="0.5299in" draw:z-index="10"><draw:image xlink:href="Pictures/10000000000003E500000171B469B520.png" xlink:type="simple" xlink:show="embed" xlink:actuate="onLoad"/></draw:frame></text:p>
            </table:table-cell>
            <table:table-cell table:style-name="Table7.B1" office:value-type="string">
              <text:p text:style-name="MP4"/>
              <text:p text:style-name="MP2">Universidade Tecnológica Federal do Paraná - UTFPR</text:p>
              <text:p text:style-name="MP7"><text:span text:style-name="MT1">Termo de Abertura de Projeto</text:span> (Project Charter)</text:p>
            </table:table-cell>
            <table:table-cell table:style-name="Table7.A1" office:value-type="string">
              <text:p text:style-name="MP4"/>
              <text:p text:style-name="MP5">Página</text:p>
              <text:p text:style-name="MP6"><text:page-number text:select-page="current">3</text:page-number></text:p>
            </table:table-cell>
          </table:table-row>
        </table:table>
        <text:p text:style-name="Standard"/>
      </style:header>
      <style:footer>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MP8">Project Charter</text:p>
              </table:table-cell>
              <table:table-cell table:style-name="Table6.A1" office:value-type="string">
                <text:p text:style-name="MP8">Mapeamento de Ambientes com o robô Bellator</text:p>
              </table:table-cell>
              <table:table-cell table:style-name="Table6.A1" office:value-type="string">
                <text:p text:style-name="MP8">17/12/12</text:p>
              </table:table-cell>
              <table:table-cell table:style-name="Table6.A1" office:value-type="string">
                <text:p text:style-name="MP8">V1.5</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amas</meta:initial-creator>
    <meta:creation-date>2006-09-13T09:33:00</meta:creation-date>
    <dc:creator>Stefan </dc:creator>
    <dc:date>2012-12-21T12:14:21</dc:date>
    <meta:print-date>2012-12-18T23:29:00</meta:print-date>
    <meta:editing-cycles>31</meta:editing-cycles>
    <meta:editing-duration>PT8H37M12S</meta:editing-duration>
    <meta:generator>LibreOffice/3.5$Linux_X86_64 LibreOffice_project/350m1$Build-2</meta:generator>
    <meta:document-statistic meta:table-count="7" meta:image-count="2" meta:object-count="0" meta:page-count="13" meta:paragraph-count="193" meta:word-count="2618" meta:character-count="15794" meta:non-whitespace-character-count="13617"/>
    <meta:user-defined meta:name="Info 1"/>
    <meta:user-defined meta:name="Info 2"/>
    <meta:user-defined meta:name="Info 3"/>
    <meta:user-defined meta:name="Info 4"/>
  </office:meta>
</office:document-meta>
</file>